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2.05cm" fo:min-width="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15cm" draw:marker-end-width="0.515cm" draw:fill="none" draw:fill-color="#ffff99" draw:textarea-horizontal-align="justify" draw:textarea-vertical-align="middle" draw:auto-grow-height="false" fo:min-height="1.55cm" fo:min-width="0.495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0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15cm" draw:marker-end-width="0.515cm" draw:fill="none" draw:fill-color="#000000" draw:textarea-horizontal-align="justify" draw:textarea-vertical-align="middle" draw:auto-grow-height="false" fo:min-height="0.09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9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4.7cm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.026cm" fo:min-width="0.95cm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808080" draw:marker-start-width="0.35cm" draw:marker-end-width="0.35cm" draw:fill="solid" draw:fill-color="#808080" draw:textarea-horizontal-align="justify" draw:textarea-vertical-align="middle" draw:auto-grow-height="false" fo:min-height="0cm" fo:min-width="1.303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456cm" fo:min-width="1.60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366cm" fo:min-width="2.593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666666" draw:marker-start-width="0.35cm" draw:marker-end="Arrow" draw:marker-end-width="0.3cm" draw:fill="none" draw:fill-color="#66666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572cm" fo:min-width="0.1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23cm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svg:stroke-width="0.4cm" svg:stroke-color="#808080" draw:marker-start-width="0cm" draw:marker-end="Arrow" draw:marker-end-width="0.6cm" draw:fill="solid" draw:fill-color="#808080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36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34cm" fo:padding-top="0.175cm" fo:padding-bottom="0.175cm" fo:padding-left="0.3cm" fo:padding-right="0.3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solid" draw:fill-color="#66ccff" draw:textarea-horizontal-align="justify" draw:textarea-vertical-align="middle" draw:auto-grow-height="false" fo:min-height="2.812cm" fo:min-width="2.562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3cm" svg:stroke-color="#999999" draw:marker-start-width="1.12cm" draw:marker-end="Small_20_Arrow" draw:marker-end-width="0.8cm" draw:fill="solid" draw:fill-color="#999999" draw:textarea-vertical-align="middle" fo:padding-top="0.275cm" fo:padding-bottom="0.275cm" fo:padding-left="0.4cm" fo:padding-right="0.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99"/>
      <style:paragraph-properties fo:text-align="center"/>
    </style:style>
    <style:style style:name="P7" style:family="paragraph">
      <loext:graphic-properties draw:fill="solid" draw:fill-color="#0099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ccff00"/>
      <style:paragraph-properties fo:text-align="center"/>
      <style:text-properties fo:color="#000099" fo:font-weight="bold" style:font-weight-asian="bold" style:font-weight-complex="bold"/>
    </style:style>
    <style:style style:name="P10" style:family="paragraph">
      <loext:graphic-properties draw:fill="none" draw:fill-color="#666666"/>
      <style:paragraph-properties fo:text-align="end"/>
      <style:text-properties fo:color="#000099"/>
    </style:style>
    <style:style style:name="P11" style:family="paragraph">
      <loext:graphic-properties draw:fill="solid" draw:fill-color="#ccff00"/>
      <style:paragraph-properties fo:text-align="center"/>
      <style:text-properties fo:color="#000099"/>
    </style:style>
    <style:style style:name="P12" style:family="paragraph">
      <loext:graphic-properties draw:fill="none" draw:fill-color="#ffffff"/>
      <style:paragraph-properties fo:text-align="end"/>
      <style:text-properties fo:color="#000099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color="#000099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solid" draw:fill-color="#66cc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controls" svg:width="0.6cm" svg:height="0.6cm" svg:x="35.638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5.791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35.413cm" svg:y="12.3cm" draw:kind="arc" draw:start-angle="92.32" draw:end-angle="273.5">
            <text:p/>
          </draw:ellipse>
          <draw:ellipse draw:style-name="gr3" draw:text-style-name="P3" draw:layer="controls" svg:width="0.96cm" svg:height="0.9cm" svg:x="38.803cm" svg:y="12.3cm" draw:kind="arc" draw:start-angle="266.45" draw:end-angle="87.71">
            <text:p/>
          </draw:ellipse>
          <draw:line draw:style-name="gr4" draw:text-style-name="P4" draw:layer="controls" svg:x1="35.863cm" svg:y1="12.3cm" svg:x2="39.313cm" svg:y2="12.3cm">
            <text:p/>
          </draw:line>
          <draw:line draw:style-name="gr4" draw:text-style-name="P4" draw:layer="controls" svg:x1="35.938cm" svg:y1="13.2cm" svg:x2="39.238cm" svg:y2="13.2cm">
            <text:p/>
          </draw:line>
          <draw:custom-shape draw:style-name="gr1" draw:text-style-name="P1" draw:layer="controls" svg:width="0.6cm" svg:height="0.6cm" svg:x="38.93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9.09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37.28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7.44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controls" svg:width="4cm" svg:height="2.4cm" svg:x="9.663cm" svg:y="10.4cm">
          <text:p text:style-name="P3"><text:span text:style-name="T1">BAKING</text:span></text:p>
          <text:p text:style-name="P3"><text:span text:style-name="T1">OVEN 1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40.337cm" svg:y="23.7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40.05cm" svg:y="24.0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40.05cm" svg:y="24.33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40.05cm" svg:y="24.58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40.05cm" svg:y="24.83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40.05cm" svg:y="25.0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8" draw:layer="controls" svg:width="0.732cm" svg:height="0.622cm" svg:x="18.772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controls" svg:x1="19.19cm" svg:y1="12.722cm" svg:x2="19.19cm" svg:y2="13.522cm">
            <text:p/>
          </draw:line>
          <draw:line draw:style-name="gr4" draw:text-style-name="P4" draw:layer="controls" svg:x1="18.877cm" svg:y1="14.5cm" svg:x2="19.191cm" svg:y2="13.522cm">
            <text:p/>
          </draw:line>
          <draw:line draw:style-name="gr4" draw:text-style-name="P4" draw:layer="controls" svg:x1="19.608cm" svg:y1="14.5cm" svg:x2="19.19cm" svg:y2="13.522cm">
            <text:p/>
          </draw:line>
          <draw:line draw:style-name="gr4" draw:text-style-name="P4" draw:layer="controls" svg:x1="18.563cm" svg:y1="13.522cm" svg:x2="19.19cm" svg:y2="12.9cm">
            <text:p/>
          </draw:line>
          <draw:line draw:style-name="gr4" draw:text-style-name="P4" draw:layer="controls" svg:x1="19.922cm" svg:y1="13.344cm" svg:x2="19.19cm" svg:y2="12.9cm">
            <text:p/>
          </draw:line>
        </draw:g>
        <draw:g>
          <draw:custom-shape draw:style-name="gr6" draw:text-style-name="P6" draw:layer="controls" svg:width="1.095cm" svg:height="1.9cm" svg:x="7.55cm" svg:y="9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1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6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8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1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draw:layer="controls" svg:width="4cm" svg:height="4cm" svg:x="23.463cm" svg:y="10.9cm">
          <text:p text:style-name="P3"><text:span text:style-name="T1">LINE</text:span></text:p>
          <text:p text:style-name="P3"><text:span text:style-name="T1">LOADER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21.55cm" svg:y="10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0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2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5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7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xml:id="id2" draw:id="id2" draw:layer="controls" svg:width="4cm" svg:height="4cm" svg:x="30.763cm" svg:y="10.9cm">
          <text:p text:style-name="P3"><text:span text:style-name="T1">SCREEN</text:span></text:p>
          <text:p text:style-name="P3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controls" svg:width="4cm" svg:height="4cm" svg:x="40.3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controls" svg:width="4cm" svg:height="4cm" svg:x="50.1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g xml:id="id12" draw:id="id12">
          <draw:custom-shape draw:style-name="gr1" draw:text-style-name="P1" draw:layer="controls" svg:width="0.6cm" svg:height="0.6cm" svg:x="13.35cm" svg:y="2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13.503cm 25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13.2cm" svg:y="25.382cm" draw:kind="arc" draw:start-angle="92.32" draw:end-angle="273.5">
            <text:p/>
          </draw:ellipse>
          <draw:ellipse draw:style-name="gr3" draw:text-style-name="P3" draw:layer="controls" svg:width="0.96cm" svg:height="0.9cm" svg:x="19.115cm" svg:y="25.382cm" draw:kind="arc" draw:start-angle="266.45" draw:end-angle="87.71">
            <text:p/>
          </draw:ellipse>
          <draw:line draw:style-name="gr4" draw:text-style-name="P4" draw:layer="controls" svg:x1="13.575cm" svg:y1="25.382cm" svg:x2="19.725cm" svg:y2="25.382cm">
            <text:p/>
          </draw:line>
          <draw:line draw:style-name="gr4" draw:text-style-name="P4" draw:layer="controls" svg:x1="13.709cm" svg:y1="26.282cm" svg:x2="19.592cm" svg:y2="26.282cm">
            <text:p/>
          </draw:line>
          <draw:custom-shape draw:style-name="gr1" draw:text-style-name="P1" draw:layer="controls" svg:width="0.6cm" svg:height="0.6cm" svg:x="19.251cm" svg:y="2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19.404cm 25.6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15.301cm" svg:y="2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15.454cm 25.6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17.402cm" svg:y="25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17.555cm 25.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5" draw:layer="controls" svg:width="9.8cm" svg:height="4cm" svg:x="20.95cm" svg:y="23.882cm">
          <text:p text:style-name="P3"><text:span text:style-name="T1">REFLOW OVE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controls" svg:width="5.3cm" svg:height="4cm" svg:x="34.25cm" svg:y="23.882cm">
          <text:p text:style-name="P3"><text:span text:style-name="T1">LINE</text:span></text:p>
          <text:p text:style-name="P3"><text:span text:style-name="T1">DOWN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5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28.463cm" svg:y="1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7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13.375cm" svg:y="24.5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15.575cm" svg:y="24.5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13.375cm" svg:y="24.5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17.775cm" svg:y="24.5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1.375cm" svg:y="24.56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controls" svg:width="0.6cm" svg:height="0.6cm" svg:x="45.138cm" svg:y="12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5.291cm 12.6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44.913cm" svg:y="12.313cm" draw:kind="arc" draw:start-angle="92.32" draw:end-angle="273.5">
            <text:p/>
          </draw:ellipse>
          <draw:ellipse draw:style-name="gr3" draw:text-style-name="P3" draw:layer="controls" svg:width="0.96cm" svg:height="0.9cm" svg:x="48.303cm" svg:y="12.313cm" draw:kind="arc" draw:start-angle="266.45" draw:end-angle="87.71">
            <text:p/>
          </draw:ellipse>
          <draw:line draw:style-name="gr4" draw:text-style-name="P4" draw:layer="controls" svg:x1="45.363cm" svg:y1="12.313cm" svg:x2="48.813cm" svg:y2="12.313cm">
            <text:p/>
          </draw:line>
          <draw:line draw:style-name="gr4" draw:text-style-name="P4" draw:layer="controls" svg:x1="45.438cm" svg:y1="13.213cm" svg:x2="48.738cm" svg:y2="13.213cm">
            <text:p/>
          </draw:line>
          <draw:custom-shape draw:style-name="gr1" draw:text-style-name="P1" draw:layer="controls" svg:width="0.6cm" svg:height="0.6cm" svg:x="48.43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8.59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46.78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6.94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7" draw:layer="controls" svg:width="1.5cm" svg:height="0.326cm" svg:x="45.288cm" svg:y="11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47.288cm" svg:y="11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controls" svg:width="2.1cm" svg:height="0.7cm" svg:x="21.265cm" svg:y="13.002cm">
          <text:p/>
          <draw:enhanced-geometry svg:viewBox="0 0 21600 21600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xml:id="id1" draw:id="id1" draw:layer="controls" svg:width="2.397cm" svg:height="2cm" svg:x="29.7cm" svg:y="7.8cm">
          <text:p text:style-name="P3"><text:span text:style-name="T2">sold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" draw:id="id3" draw:layer="controls" svg:width="3.377cm" svg:height="1.9cm" svg:x="33.186cm" svg:y="7.8cm">
          <text:p text:style-name="P3"><text:span text:style-name="T2">adhesiv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controls" draw:type="line" svg:x1="30.898cm" svg:y1="9.8cm" svg:x2="32.763cm" svg:y2="10.9cm" draw:start-shape="id1" draw:start-glue-point="2" draw:end-shape="id2" draw:end-glue-point="0" svg:d="M30898 9800l1865 1100" svg:viewBox="0 0 1866 1101">
          <text:p/>
        </draw:connector>
        <draw:connector draw:style-name="gr17" draw:text-style-name="P10" draw:layer="controls" draw:type="line" svg:x1="34.874cm" svg:y1="9.7cm" svg:x2="32.763cm" svg:y2="10.9cm" draw:start-shape="id3" draw:start-glue-point="2" draw:end-shape="id2" svg:d="M34874 9700l-2111 1200" svg:viewBox="0 0 2112 1201">
          <text:p/>
        </draw:connector>
        <draw:connector draw:style-name="gr17" draw:text-style-name="P10" draw:layer="controls" draw:type="line" svg:x1="43.364cm" svg:y1="9.876cm" svg:x2="42.363cm" svg:y2="10.9cm" draw:start-shape="id4" draw:start-glue-point="2" draw:end-shape="id5" svg:d="M43364 9876l-1001 1024" svg:viewBox="0 0 1002 1025">
          <text:p/>
        </draw:connector>
        <draw:custom-shape draw:style-name="gr18" draw:text-style-name="P11" xml:id="id4" draw:id="id4" draw:layer="controls" svg:width="0.798cm" svg:height="2cm" svg:x="42.9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controls" draw:type="line" svg:x1="42.29cm" svg:y1="9.852cm" svg:x2="42.363cm" svg:y2="10.9cm" draw:start-shape="id6" draw:start-glue-point="2" draw:end-shape="id5" draw:end-glue-point="0" svg:d="M42290 9852l73 1048" svg:viewBox="0 0 74 1049">
          <text:p/>
        </draw:connector>
        <draw:custom-shape draw:style-name="gr18" draw:text-style-name="P11" xml:id="id6" draw:id="id6" draw:layer="controls" svg:width="0.798cm" svg:height="2cm" svg:x="41.8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controls" draw:type="line" svg:x1="41.116cm" svg:y1="9.828cm" svg:x2="42.363cm" svg:y2="10.9cm" draw:start-shape="id7" draw:start-glue-point="2" draw:end-shape="id5" svg:d="M41116 9828l1247 1072" svg:viewBox="0 0 1248 1073">
          <text:p/>
        </draw:connector>
        <draw:custom-shape draw:style-name="gr18" draw:text-style-name="P11" xml:id="id7" draw:id="id7" draw:layer="controls" svg:width="0.798cm" svg:height="2cm" svg:x="40.7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controls" svg:width="5.737cm" svg:height="1.773cm" svg:x="40.163cm" svg:y="5.9cm">
          <draw:text-box>
            <text:p><text:span text:style-name="T3">Component </text:span></text:p>
            <text:p><text:span text:style-name="T3">Feeders</text:span></text:p>
          </draw:text-box>
        </draw:frame>
        <draw:g>
          <draw:custom-shape draw:style-name="gr8" draw:text-style-name="P8" draw:layer="layout" svg:width="0.732cm" svg:height="0.622cm" svg:x="22.309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22.727cm" svg:y1="6.322cm" svg:x2="22.727cm" svg:y2="7.122cm">
            <text:p/>
          </draw:line>
          <draw:line draw:style-name="gr4" draw:text-style-name="P4" draw:layer="layout" svg:x1="22.414cm" svg:y1="8.1cm" svg:x2="22.728cm" svg:y2="7.122cm">
            <text:p/>
          </draw:line>
          <draw:line draw:style-name="gr4" draw:text-style-name="P4" draw:layer="layout" svg:x1="23.145cm" svg:y1="8.1cm" svg:x2="22.727cm" svg:y2="7.122cm">
            <text:p/>
          </draw:line>
          <draw:line draw:style-name="gr4" draw:text-style-name="P4" draw:layer="layout" svg:x1="22.1cm" svg:y1="7.122cm" svg:x2="22.727cm" svg:y2="6.5cm">
            <text:p/>
          </draw:line>
          <draw:line draw:style-name="gr4" draw:text-style-name="P4" draw:layer="layout" svg:x1="23.459cm" svg:y1="6.944cm" svg:x2="22.727cm" svg:y2="6.5cm">
            <text:p/>
          </draw:line>
        </draw:g>
        <draw:path draw:style-name="gr20" draw:text-style-name="P4" draw:layer="layout" svg:width="5.844cm" svg:height="4.708cm" draw:transform="rotate (0.638266907454326) translate (23.6629999960439cm 7.19999999466727cm)" svg:viewBox="0 0 5845 4709" svg:d="M0 0c3860 0 5845 4709 5845 4709">
          <text:p/>
        </draw:path>
        <draw:path draw:style-name="gr20" draw:text-style-name="P4" draw:layer="layout" svg:width="8.308cm" svg:height="5.968cm" draw:transform="skewX (-0.266337243854335) rotate (0.510683339133541) translate (23.463cm 7.25008000000002cm)" svg:viewBox="0 0 8309 5969" svg:d="M0 0c5489 0 8309 5969 8309 5969">
          <text:p/>
        </draw:path>
        <draw:path draw:style-name="gr20" draw:text-style-name="P4" draw:layer="layout" svg:width="11.333cm" svg:height="6.386cm" draw:transform="skewX (-0.595680873705665) rotate (0.366519142918809) translate (23.451cm 7.15008cm)" svg:viewBox="0 0 11334 6387" svg:d="M0 0c7487 1 11334 6387 11334 6387">
          <text:p/>
        </draw:path>
        <draw:connector draw:style-name="gr17" draw:text-style-name="P10" draw:layer="layout" draw:type="line" svg:x1="53.164cm" svg:y1="9.876cm" svg:x2="52.163cm" svg:y2="10.9cm" draw:start-shape="id8" draw:start-glue-point="2" svg:d="M53164 9876l-1001 1024" svg:viewBox="0 0 1002 1025">
          <text:p/>
        </draw:connector>
        <draw:custom-shape draw:style-name="gr18" draw:text-style-name="P11" xml:id="id8" draw:id="id8" draw:layer="layout" svg:width="0.798cm" svg:height="2cm" svg:x="52.7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line" svg:x1="52.09cm" svg:y1="9.852cm" svg:x2="52.163cm" svg:y2="10.9cm" draw:start-shape="id9" draw:start-glue-point="2" svg:d="M52090 9852l73 1048" svg:viewBox="0 0 74 1049">
          <text:p/>
        </draw:connector>
        <draw:custom-shape draw:style-name="gr18" draw:text-style-name="P11" xml:id="id9" draw:id="id9" draw:layer="layout" svg:width="0.798cm" svg:height="2cm" svg:x="51.6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line" svg:x1="50.916cm" svg:y1="9.828cm" svg:x2="52.163cm" svg:y2="10.9cm" draw:start-shape="id10" draw:start-glue-point="2" svg:d="M50916 9828l1247 1072" svg:viewBox="0 0 1248 1073">
          <text:p/>
        </draw:connector>
        <draw:custom-shape draw:style-name="gr18" draw:text-style-name="P11" xml:id="id10" draw:id="id10" draw:layer="layout" svg:width="0.798cm" svg:height="2cm" svg:x="50.5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4" draw:layer="layout" svg:width="18.279cm" svg:height="10.482cm" draw:transform="skewX (-0.577180383634525) rotate (0.374373124552784) translate (23.363cm 7.024cm)" svg:viewBox="0 0 18280 10483" svg:d="M0 0c12078 1 18280 10483 18280 10483">
          <text:p/>
        </draw:path>
        <draw:frame draw:style-name="gr21" draw:text-style-name="P13" draw:layer="layout" svg:width="3.7cm" svg:height="1.1cm" svg:x="28cm" svg:y="4.3cm">
          <draw:text-box>
            <text:p><text:span text:style-name="T3">Refill</text:span></text:p>
          </draw:text-box>
        </draw:frame>
        <draw:custom-shape draw:style-name="gr5" draw:text-style-name="P5" draw:layer="layout" svg:width="4cm" svg:height="2.4cm" svg:x="9.663cm" svg:y="14.9cm">
          <text:p text:style-name="P3"><text:span text:style-name="T1">BAKING</text:span></text:p>
          <text:p text:style-name="P3"><text:span text:style-name="T1">OVEN 2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1.095cm" svg:height="1.9cm" svg:x="7.75cm" svg:y="16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6.9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1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9cm">
            <text:p/>
            <draw:enhanced-geometry svg:viewBox="0 0 21600 21600" draw:type="rectangle" draw:enhanced-path="M 0 0 L 21600 0 21600 21600 0 21600 0 0 Z N"/>
          </draw:custom-shape>
        </draw:g>
        <draw:line draw:style-name="gr22" draw:text-style-name="P2" draw:layer="layout" svg:x1="13.663cm" svg:y1="11.6cm" svg:x2="17.963cm" svg:y2="12.9cm">
          <text:p/>
        </draw:line>
        <draw:line draw:style-name="gr22" draw:text-style-name="P2" draw:layer="layout" svg:x1="13.763cm" svg:y1="16.2cm" svg:x2="17.963cm" svg:y2="14.4cm">
          <text:p/>
        </draw:line>
        <draw:line draw:style-name="gr22" draw:text-style-name="P2" draw:layer="layout" svg:x1="6.9cm" svg:y1="12.3cm" svg:x2="9.363cm" svg:y2="12.3cm">
          <text:p/>
        </draw:line>
        <draw:line draw:style-name="gr22" draw:text-style-name="P2" draw:layer="layout" svg:x1="6.8cm" svg:y1="15.7cm" svg:x2="9.463cm" svg:y2="15.7cm">
          <text:p/>
        </draw:line>
        <draw:frame draw:style-name="gr19" draw:text-style-name="P12" draw:layer="layout" svg:width="4.063cm" svg:height="1.773cm" svg:x="17.437cm" svg:y="9.845cm">
          <draw:text-box>
            <text:p><text:span text:style-name="T3">HUMAN</text:span></text:p>
            <text:p><text:span text:style-name="T3">LOADER</text:span></text:p>
          </draw:text-box>
        </draw:frame>
        <draw:frame draw:style-name="gr19" draw:text-style-name="P12" draw:layer="layout" svg:width="5.8cm" svg:height="1.773cm" svg:x="15.7cm" svg:y="22.427cm">
          <draw:text-box>
            <text:p><text:span text:style-name="T3">CONVEYOR BELT</text:span></text:p>
          </draw:text-box>
        </draw:frame>
        <draw:line draw:style-name="gr22" draw:text-style-name="P2" draw:layer="layout" svg:x1="48.387cm" svg:y1="25.982cm" svg:x2="51.1cm" svg:y2="26cm">
          <text:p/>
        </draw:line>
        <draw:frame draw:style-name="gr23" draw:text-style-name="P14" draw:layer="layout" svg:width="5.8cm" svg:height="1.71cm" svg:x="51.4cm" svg:y="25.1cm">
          <draw:text-box>
            <text:p><text:span text:style-name="T4">To Testing</text:span></text:p>
          </draw:text-box>
        </draw:frame>
        <draw:g>
          <draw:custom-shape draw:style-name="gr1" draw:text-style-name="P1" draw:layer="layout" svg:width="0.6cm" svg:height="0.6cm" svg:x="31.312cm" svg:y="25.5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31.465cm 25.6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31.087cm" svg:y="25.382cm" draw:kind="arc" draw:start-angle="92.32" draw:end-angle="273.5">
            <text:p/>
          </draw:ellipse>
          <draw:ellipse draw:style-name="gr3" draw:text-style-name="P3" draw:layer="layout" svg:width="0.96cm" svg:height="0.9cm" svg:x="32.877cm" svg:y="25.382cm" draw:kind="arc" draw:start-angle="266.45" draw:end-angle="87.71">
            <text:p/>
          </draw:ellipse>
          <draw:line draw:style-name="gr4" draw:text-style-name="P4" draw:layer="layout" svg:x1="31.537cm" svg:y1="25.382cm" svg:x2="33.474cm" svg:y2="25.382cm">
            <text:p/>
          </draw:line>
          <draw:line draw:style-name="gr4" draw:text-style-name="P4" draw:layer="layout" svg:x1="31.579cm" svg:y1="26.282cm" svg:x2="33.432cm" svg:y2="26.282cm">
            <text:p/>
          </draw:line>
          <draw:custom-shape draw:style-name="gr1" draw:text-style-name="P1" draw:layer="layout" svg:width="0.6cm" svg:height="0.6cm" svg:x="33.013cm" svg:y="25.5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33.166cm 25.6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6cm" svg:height="0.6cm" svg:x="27.925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8.078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27.7cm" svg:y="12.3cm" draw:kind="arc" draw:start-angle="92.32" draw:end-angle="273.5">
            <text:p/>
          </draw:ellipse>
          <draw:ellipse draw:style-name="gr3" draw:text-style-name="P3" draw:layer="layout" svg:width="0.96cm" svg:height="0.9cm" svg:x="29.49cm" svg:y="12.3cm" draw:kind="arc" draw:start-angle="266.45" draw:end-angle="87.71">
            <text:p/>
          </draw:ellipse>
          <draw:line draw:style-name="gr4" draw:text-style-name="P4" draw:layer="layout" svg:x1="28.15cm" svg:y1="12.3cm" svg:x2="30.087cm" svg:y2="12.3cm">
            <text:p/>
          </draw:line>
          <draw:line draw:style-name="gr4" draw:text-style-name="P4" draw:layer="layout" svg:x1="28.192cm" svg:y1="13.2cm" svg:x2="30.045cm" svg:y2="13.2cm">
            <text:p/>
          </draw:line>
          <draw:custom-shape draw:style-name="gr1" draw:text-style-name="P1" draw:layer="layout" svg:width="0.6cm" svg:height="0.6cm" svg:x="29.626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9.779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12" draw:layer="layout" svg:width="4.9cm" svg:height="2.484cm" svg:x="21.3cm" svg:y="3.3cm">
          <draw:text-box>
            <text:p><text:span text:style-name="T3">REFILL</text:span></text:p>
            <text:p><text:span text:style-name="T3">OPERATOR</text:span></text:p>
          </draw:text-box>
        </draw:frame>
        <draw:line draw:style-name="gr22" draw:text-style-name="P2" draw:layer="layout" svg:x1="40.138cm" svg:y1="26.2cm" svg:x2="42.887cm" svg:y2="26.182cm">
          <text:p/>
        </draw:line>
        <draw:custom-shape draw:style-name="gr25" draw:text-style-name="P15" draw:layer="layout" svg:width="4.4cm" svg:height="4.4cm" svg:x="2.3cm" svg:y="14.5cm">
          <text:p text:style-name="P3"><text:span text:style-name="T3">SOURC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4.4cm" svg:height="4.4cm" svg:x="43.387cm" svg:y="23.982cm">
          <text:p text:style-name="P3"><text:span text:style-name="T3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4.4cm" svg:height="4.4cm" svg:x="2.301cm" svg:y="8.601cm">
          <text:p text:style-name="P3"><text:span text:style-name="T3">SOURC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6" draw:layer="layout" draw:type="curve" draw:line-skew="4.25cm -0.241cm -3.804cm" svg:x1="54.163cm" svg:y1="12.9cm" svg:x2="13.2cm" svg:y2="25.832cm" draw:start-shape="id11" draw:start-glue-point="1" draw:end-shape="id12" draw:end-glue-point="3" svg:d="M54163 12900c7200 0 4801 7000-20258 7000-25058 0-27236 5932-20705 5932" svg:viewBox="0 0 47647 12933">
          <text:p/>
        </draw:connector>
        <draw:frame draw:style-name="gr19" draw:text-style-name="P12" draw:layer="layout" svg:width="5.737cm" svg:height="1.773cm" svg:x="50.764cm" svg:y="5.901cm">
          <draw:text-box>
            <text:p><text:span text:style-name="T3">Component </text:span></text:p>
            <text:p><text:span text:style-name="T3">Feed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35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0:06:24.380748484</meta:creation-date>
    <dc:date>2018-03-12T14:33:05.429069286</dc:date>
    <meta:editing-duration>PT2H29M23S</meta:editing-duration>
    <meta:editing-cycles>22</meta:editing-cycles>
    <meta:generator>LibreOffice/5.1.6.2$Linux_X86_64 LibreOffice_project/10m0$Build-2</meta:generator>
    <meta:document-statistic meta:object-count="151"/>
  </office:meta>
</office:document-meta>
</file>